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9b8ce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7" style:family="paragraph" style:parent-style-name="Table_20_Contents">
      <style:text-properties officeooo:paragraph-rsid="015fc100"/>
    </style:style>
    <style:style style:name="P5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officeooo:paragraph-rsid="0258ad30"/>
    </style:style>
    <style:style style:name="P86" style:family="paragraph" style:parent-style-name="Table_20_Contents">
      <style:text-properties officeooo:paragraph-rsid="025e6e41"/>
    </style:style>
    <style:style style:name="P8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3" style:family="paragraph" style:parent-style-name="Table_20_Contents">
      <style:text-properties officeooo:paragraph-rsid="020801da"/>
    </style:style>
    <style:style style:name="P104" style:family="paragraph" style:parent-style-name="Table_20_Contents">
      <style:text-properties officeooo:paragraph-rsid="022a3a56"/>
    </style:style>
    <style:style style:name="P105" style:family="paragraph" style:parent-style-name="Table_20_Contents">
      <style:text-properties officeooo:paragraph-rsid="02062754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officeooo:paragraph-rsid="0230b508"/>
    </style:style>
    <style:style style:name="P108" style:family="paragraph" style:parent-style-name="Table_20_Contents">
      <style:text-properties officeooo:paragraph-rsid="022f0ff6"/>
    </style:style>
    <style:style style:name="P109" style:family="paragraph" style:parent-style-name="Table_20_Contents">
      <style:text-properties officeooo:paragraph-rsid="0049a42a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2" style:family="paragraph" style:parent-style-name="Table_20_Contents">
      <style:text-properties style:font-name="Courier New" fo:font-size="10pt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9436a9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officeooo:rsid="00c77656"/>
    </style:style>
    <style:style style:name="T15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1" style:family="text">
      <style:text-properties officeooo:rsid="0277dedb"/>
    </style:style>
    <style:style style:name="T162" style:family="text">
      <style:text-properties officeooo:rsid="023d069c"/>
    </style:style>
    <style:style style:name="T163" style:family="text">
      <style:text-properties fo:color="#000000" loext:opacity="100%" style:font-name="Courier New" style:font-name-complex="Courier New"/>
    </style:style>
    <style:style style:name="T16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officeooo:rsid="023ec219"/>
    </style:style>
    <style:style style:name="T166" style:family="text">
      <style:text-properties officeooo:rsid="0213f657"/>
    </style:style>
    <style:style style:name="T167" style:family="text">
      <style:text-properties officeooo:rsid="02984091"/>
    </style:style>
    <style:style style:name="T168" style:family="text">
      <style:text-properties officeooo:rsid="021570c6"/>
    </style:style>
    <style:style style:name="T169" style:family="text">
      <style:text-properties officeooo:rsid="0298730b"/>
    </style:style>
    <style:style style:name="T17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9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81">al</text:span></text:span><text:span text:style-name="Source_20_Text"><text:span text:style-name="T82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3">v</text:span></text:span><text:span text:style-name="Source_20_Text"><text:span text:style-name="T16">&gt;); </text:span></text:span><text:span text:style-name="Source_20_Text"><text:span text:style-name="T84">+</text:span></text:span><text:span text:style-name="Source_20_Text"><text:span text:style-name="T16"> is</text:span></text:span><text:span text:style-name="Source_20_Text"><text:span text:style-name="T83">Callable</text:span></text:span><text:span text:style-name="Source_20_Text"><text:span text:style-name="T16">(&lt;</text:span></text:span><text:span text:style-name="Source_20_Text"><text:span text:style-name="T83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5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8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91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94">s</text:span></text:span><text:span text:style-name="Source_20_Text"><text:span text:style-name="T16">tr</text:span></text:span><text:span text:style-name="Source_20_Text"><text:span text:style-name="T95">T</text:span></text:span><text:span text:style-name="Source_20_Text"><text:span text:style-name="T96">itle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7">s</text:span></text:span><text:span text:style-name="Source_20_Text"><text:span text:style-name="T98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3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9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100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100">str</text:span></text:span><text:span text:style-name="Source_20_Text"><text:span text:style-name="T16">&gt;,&lt;index&gt;,&lt;count&gt;[,add</text:span></text:span><text:span text:style-name="Source_20_Text"><text:span text:style-name="T101">]);</text:span></text:span></text:p>
            <text:p text:style-name="P35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&lt;string&gt;);<text:line-break/>strHTMLEscap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&lt;</text:span></text:span><text:span text:style-name="Source_20_Text"><text:span text:style-name="T26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4">Collections </text:span></text:span><text:span text:style-name="Source_20_Text"><text:span text:style-name="T105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6"/></text:span></text:p>
            <text:p text:style-name="P39"><text:span text:style-name="Source_20_Text"><text:span text:style-name="T106">arrayCreate([length=0]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DeepClone(&lt;array&gt;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Merge(&lt;targe</text:span></text:span><text:span text:style-name="Source_20_Text"><text:span text:style-name="T107">t</text:span></text:span><text:span text:style-name="Source_20_Text"><text:span text:style-name="T106">&gt;,&lt;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6">c</text:span></text:span><text:span text:style-name="Source_20_Text"><text:span text:style-name="T108">e</text:span></text:span><text:span text:style-name="Source_20_Text"><text:span text:style-name="T106">1&gt;[,</text:span></text:span><text:span text:style-name="Source_20_Text"><text:span text:style-name="T107">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8">ce</text:span></text:span><text:span text:style-name="Source_20_Text"><text:span text:style-name="T106">N]);</text:span></text:span></text:p>
            <text:p text:style-name="P40"><text:span text:style-name="Source_20_Text"><text:span text:style-name="T106"/></text:span></text:p>
            <text:p text:style-name="P40"><text:span text:style-name="Source_20_Text"><text:span text:style-name="T106">arrayUnique(&lt;collection&gt;);</text:span></text:span></text:p>
            <text:p text:style-name="P40"><text:span text:style-name="Source_20_Text"><text:span text:style-name="T109"/></text:span></text:p>
            <text:p text:style-name="P40"><text:span text:style-name="Source_20_Text"><text:span text:style-name="T109">arrayAdd</text:span></text:span><text:span text:style-name="Source_20_Text"><text:span text:style-name="T106">(&lt;array&gt;,&lt;value&gt;);</text:span></text:span></text:p>
            <text:p text:style-name="P40"><text:span text:style-name="Source_20_Text"><text:span text:style-name="T106">arrayClear(&lt;array&gt;); </text:span></text:span></text:p>
            <text:p text:style-name="P40"><text:span text:style-name="Source_20_Text"><text:span text:style-name="T110"/></text:span></text:p>
            <text:p text:style-name="P40"><text:span text:style-name="Source_20_Text"><text:span text:style-name="T110">arrayRemove(&lt;array&gt;,&lt;value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1"><text:span text:style-name="Source_20_Text"><text:span text:style-name="T110">arrayRemove</text:span></text:span><text:span text:style-name="Source_20_Text"><text:span text:style-name="T112">By</text:span></text:span><text:span text:style-name="Source_20_Text"><text:span text:style-name="T110">(&lt;array&gt;,&lt;</text:span></text:span><text:span text:style-name="Source_20_Text"><text:span text:style-name="T112">callback</text:span></text:span><text:span text:style-name="Source_20_Text"><text:span text:style-name="T110">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2"><text:span text:style-name="Source_20_Text"><text:span text:style-name="T113"/></text:span></text:p>
            <text:p text:style-name="P42"><text:span text:style-name="Source_20_Text"><text:span text:style-name="T113">arrayRange([start=0[,end=</text:span></text:span><text:span text:style-name="Source_20_Text"><text:span text:style-name="T114">99</text:span></text:span><text:span text:style-name="Source_20_Text"><text:span text:style-name="T113">[,step=1]]]);</text:span></text:span></text:p>
            <text:p text:style-name="P43"><text:span text:style-name="Source_20_Text"><text:span text:style-name="T115">iterRange([start=0[,step=1[,end=Infinity]]]);</text:span></text:span></text:p>
            <text:p text:style-name="P43"><text:span text:style-name="Source_20_Text"><text:span text:style-name="T115"/></text:span></text:p>
            <text:p text:style-name="P44"><text:span text:style-name="Source_20_Text"><text:span text:style-name="T9">arrayCycle(&lt;collection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115">iterCycle(&lt;iter&gt;[,n</text:span></text:span><text:span text:style-name="Source_20_Text"><text:span text:style-name="T117">=Infinity</text:span></text:span><text:span text:style-name="Source_20_Text"><text:span text:style-name="T115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8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7">=Infinity</text:span></text:span><text:span text:style-name="Source_20_Text"><text:span text:style-name="T9">]);</text:span></text:span></text:p>
            <text:p text:style-name="P43"><text:span text:style-name="Source_20_Text"><text:span text:style-name="T119"/></text:span></text:p>
            <text:p text:style-name="P45"><text:span text:style-name="Source_20_Text"><text:span text:style-name="T115">slice(&lt;collection&gt;[,begin=0[,end=Infinity]]);</text:span></text:span></text:p>
            <text:p text:style-name="P46"><text:span text:style-name="Source_20_Text"><text:span text:style-name="T115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><text:span text:style-name="T120">count</text:span></text:span><text:span text:style-name="Source_20_Text"><text:span text:style-name="T9">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take(&lt;collection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While(&lt;collection&gt;,&lt;callback&gt;);</text:span></text:span></text:p>
            <text:p text:style-name="P49"><text:span text:style-name="Source_20_Text"><text:span text:style-name="T9">takeRight(&lt;collec</text:span></text:span><text:span text:style-name="Source_20_Text"><text:span text:style-name="T115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RightWhile(&lt;collec</text:span></text:span><text:span text:style-name="Source_20_Text"><text:span text:style-name="T122">tion</text:span></text:span><text:span text:style-name="Source_20_Text"><text:span text:style-name="T9">&gt;,&lt;callback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drop(&lt;collection&gt;[,n</text:span></text:span><text:span text:style-name="Source_20_Text"><text:span text:style-name="T121">=1</text:span></text:span><text:span text:style-name="Source_20_Text"><text:span text:style-name="T9">]);</text:span></text:span><text:span text:style-name="Source_20_Text"><text:span text:style-name="T123"> </text:span></text:span></text:p>
            <text:p text:style-name="P50"><text:span text:style-name="Source_20_Text"><text:span text:style-name="T9">dropWhile(&lt;collection&gt;,&lt;callback&gt;);</text:span></text:span></text:p>
            <text:p text:style-name="P51"><text:span text:style-name="Source_20_Text"><text:span text:style-name="T9">dropRight(&lt;collec</text:span></text:span><text:span text:style-name="Source_20_Text"><text:span text:style-name="T122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51"><text:span text:style-name="Source_20_Text"><text:span text:style-name="T9">dropRightWhile(&lt;collec</text:span></text:span><text:span text:style-name="Source_20_Text"><text:span text:style-name="T115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4">forEach</text:span></text:span><text:span text:style-name="Source_20_Text"><text:span text:style-name="T115">(&lt;collec</text:span></text:span><text:span text:style-name="Source_20_Text"><text:span text:style-name="T125">t</text:span></text:span><text:span text:style-name="Source_20_Text"><text:span text:style-name="T126">ion</text:span></text:span><text:span text:style-name="Source_20_Text"><text:span text:style-name="T115">&gt;,&lt;callback&gt;);</text:span></text:span></text:p>
            <text:p text:style-name="P52"><text:span text:style-name="Source_20_Text"><text:span text:style-name="T127">map(&lt;collection&gt;,&lt;callback&gt;);</text:span></text:span></text:p>
            <text:p text:style-name="P49"><text:span text:style-name="Source_20_Text"><text:span text:style-name="T115">enumerate(&lt;collection&gt;[,offset=0]);</text:span></text:span></text:p>
            <text:p text:style-name="P53"><text:span text:style-name="Source_20_Text"><text:span text:style-name="T128">entries</text:span></text:span><text:span text:style-name="Source_20_Text"><text:span text:style-name="T115">(&lt;collection&gt;[,offset=0]);</text:span></text:span></text:p>
            <text:p text:style-name="P49"><text:span text:style-name="Source_20_Text"><text:span text:style-name="T9">size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49"><text:span text:style-name="Source_20_Text"/></text:p>
            <text:p text:style-name="P54"><text:span text:style-name="Source_20_Text"><text:span text:style-name="T9">every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4"><text:span text:style-name="Source_20_Text"><text:span text:style-name="T9">some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4"><text:span text:style-name="Source_20_Text"><text:span text:style-name="T115">none(&lt;collec</text:span></text:span><text:span text:style-name="Source_20_Text"><text:span text:style-name="T130">tion</text:span></text:span><text:span text:style-name="Source_20_Text"><text:span text:style-name="T115">&gt;,&lt;</text:span></text:span><text:span text:style-name="Source_20_Text"><text:span text:style-name="T131">callback</text:span></text:span><text:span text:style-name="Source_20_Text"><text:span text:style-name="T115">&gt;);</text:span></text:span></text:p>
            <text:p text:style-name="P49"><text:span text:style-name="Source_20_Text"/></text:p>
            <text:p text:style-name="P49"><text:span text:style-name="Source_20_Text"><text:span text:style-name="T9">includes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55"><text:span text:style-name="Source_20_Text"><text:span text:style-name="T133">contains</text:span></text:span><text:span text:style-name="Source_20_Text"><text:span text:style-name="T9">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49"><text:span text:style-name="Source_20_Text"><text:span text:style-name="T9">find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49"><text:span text:style-name="Source_20_Text"><text:span text:style-name="T9">findLast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filter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6"><text:span text:style-name="Source_20_Text"><text:span text:style-name="T135">reject(&lt;</text:span></text:span><text:span text:style-name="Source_20_Text"><text:span text:style-name="T134">collection</text:span></text:span><text:span text:style-name="Source_20_Text"><text:span text:style-name="T135">&gt;,&lt;</text:span></text:span><text:span text:style-name="Source_20_Text"><text:span text:style-name="T131">callback</text:span></text:span><text:span text:style-name="Source_20_Text"><text:span text:style-name="T135">&gt;);</text:span></text:span></text:p>
            <text:p text:style-name="P57"><text:span text:style-name="Source_20_Text"><text:span text:style-name="T136">p</text:span></text:span><text:span text:style-name="Source_20_Text"><text:span text:style-name="T137">artition(&lt;collection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7">&gt;);</text:span></text:span></text:p>
            <text:p text:style-name="P58"><text:span text:style-name="Source_20_Text"/></text:p>
            <text:p text:style-name="P59"><text:span text:style-name="Source_20_Text"><text:span text:style-name="T140">shuffle(&lt;collection&gt;);</text:span></text:span></text:p>
            <text:p text:style-name="P60"><text:span text:style-name="Source_20_Text"><text:span text:style-name="T106">min(&lt;</text:span></text:span><text:span text:style-name="Source_20_Text"><text:span text:style-name="T141">value1&gt;[,valueN]</text:span></text:span><text:span text:style-name="Source_20_Text"><text:span text:style-name="T106">);</text:span></text:span></text:p>
            <text:p text:style-name="P61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62"><text:span text:style-name="Source_20_Text"><text:span text:style-name="T143">sort(&lt;collection&gt;</text:span></text:span><text:span text:style-name="Source_20_Text"><text:span text:style-name="T144">[</text:span></text:span><text:span text:style-name="Source_20_Text"><text:span text:style-name="T143">,number</text:span></text:span><text:span text:style-name="Source_20_Text"><text:span text:style-name="T145">s=false</text:span></text:span><text:span text:style-name="Source_20_Text"><text:span text:style-name="T144">]</text:span></text:span><text:span text:style-name="Source_20_Text"><text:span text:style-name="T143">);</text:span></text:span></text:p>
            <text:p text:style-name="P62"><text:span text:style-name="Source_20_Text"><text:span text:style-name="T146">reverse(&lt;collec</text:span></text:span><text:span text:style-name="Source_20_Text"><text:span text:style-name="T129">tion</text:span></text:span><text:span text:style-name="Source_20_Text"><text:span text:style-name="T134">&gt;</text:span></text:span><text:span text:style-name="Source_20_Text"><text:span text:style-name="T146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3"><text:span text:style-name="Source_20_Text"><text:span text:style-name="T147">unzip(&lt;collection&gt;);</text:span></text:span></text:p>
            <text:p text:style-name="P63"><text:span text:style-name="Source_20_Text"><text:span text:style-name="T147">zipObj(&lt;collection1&gt;,&lt;collection2&gt;);</text:span></text:span></text:p>
            <text:p text:style-name="P63"><text:span text:style-name="Source_20_Text"><text:span text:style-name="T147"/></text:span></text:p>
            <text:p text:style-name="P64"><text:span text:style-name="Source_20_Text"><text:span text:style-name="T9">item(&lt;collection&gt;,&lt;index&gt;);</text:span></text:span></text:p>
            <text:p text:style-name="P65"><text:span text:style-name="Source_20_Text"><text:span text:style-name="T148">nth(&lt;collection&gt;,&lt;index&gt;);</text:span></text:span></text:p>
            <text:p text:style-name="P66"><text:span text:style-name="Source_20_Text"><text:span text:style-name="T9">first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66"><text:span text:style-name="Source_20_Text"><text:span text:style-name="T149">head(&lt;col</text:span></text:span><text:span text:style-name="Source_20_Text"><text:span text:style-name="T150">lection</text:span></text:span><text:span text:style-name="Source_20_Text"><text:span text:style-name="T149">&gt;);</text:span></text:span></text:p>
            <text:p text:style-name="P67"><text:span text:style-name="Source_20_Text"><text:span text:style-name="T106">last(&lt;collec</text:span></text:span><text:span text:style-name="Source_20_Text"><text:span text:style-name="T151">tion</text:span></text:span><text:span text:style-name="Source_20_Text"><text:span text:style-name="T106">&gt;);</text:span></text:span></text:p>
            <text:p text:style-name="P68">initial(&lt;collection&gt;);</text:p>
            <text:p text:style-name="P69"><text:span text:style-name="Source_20_Text"><text:span text:style-name="T9">tail(&lt;collection&gt;);</text:span></text:span></text:p>
            <text:p text:style-name="P49"><text:span text:style-name="Source_20_Text"><text:span text:style-name="T152">flat(&lt;collection&gt;);</text:span></text:span></text:p>
            <text:p text:style-name="P49"><text:span text:style-name="Source_20_Text"><text:span text:style-name="T9">concat(&lt;collection1&gt;[,collectionN]);</text:span></text:span></text:p>
            <text:p text:style-name="P70"><text:span text:style-name="Source_20_Text"><text:span text:style-name="T127">join(&lt;collection&gt;[,separator</text:span></text:span><text:span text:style-name="Source_20_Text"><text:span text:style-name="T153">=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71"><text:span text:style-name="Source_20_Text"><text:span text:style-name="T106"/></text:span></text:p>
            <text:p text:style-name="P72"><text:span text:style-name="Source_20_Text"><text:span text:style-name="T106">Array.fromAsync(); </text:span></text:span></text:p>
            <text:p text:style-name="P72"><text:span text:style-name="Source_20_Text"><text:span text:style-name="T106"><text:line-break/>Array.prototype.toRevers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ort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plic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with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crypto.randomUUID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globalThis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Map.groupBy();</text:span></text:span></text:p>
            <text:p text:style-name="P74"><text:span text:style-name="Source_20_Text"><text:span text:style-name="T106"/></text:span></text:p>
            <text:p text:style-name="P73"><text:span text:style-name="Source_20_Text"><text:span text:style-name="T154">Object.groupBy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Object</text:span></text:span><text:span text:style-name="Source_20_Text"><text:span text:style-name="T155">.</text:span></text:span><text:span text:style-name="Source_20_Text"><text:span text:style-name="T156">hasOwn();</text:span></text:span></text:p>
            <text:p text:style-name="P73"><text:span text:style-name="Source_20_Text"><text:span text:style-name="T106"/></text:span></text:p>
            <text:p text:style-name="P75"><text:span text:style-name="Source_20_Text"><text:span text:style-name="T157">TypedArray.prototype.toReversed();</text:span></text:span><text:span text:style-name="T9"/></text:p>
            <text:p text:style-name="P75"><text:span text:style-name="Source_20_Text"><text:span text:style-name="T157"/></text:span></text:p>
            <text:p text:style-name="P75"><text:span text:style-name="Source_20_Text"><text:span text:style-name="T157">TypedArray.prototype.toSorted();</text:span></text:span><text:span text:style-name="T9"/></text:p>
            <text:p text:style-name="P75"><text:span text:style-name="Source_20_Text"><text:span text:style-name="T157"/></text:span></text:p>
            <text:p text:style-name="P75"><text:span text:style-name="Source_20_Text"><text:span text:style-name="T157">TypedArray.prototype.with();</text:span></text:span></text:p>
            <text:p text:style-name="P7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6"><text:span text:style-name="T158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7"><text:span text:style-name="Source_20_Text"><text:span text:style-name="T106"/></text:span></text:p>
            <text:p text:style-name="P77"><text:span text:style-name="Source_20_Text"><text:span text:style-name="T106">BigInt.prototype.toJSON();</text:span></text:span></text:p>
            <text:p text:style-name="P78"><text:span text:style-name="Source_20_Text"><text:span text:style-name="T159"/></text:span></text:p>
            <text:p text:style-name="P78"><text:span text:style-name="Source_20_Text"><text:span text:style-name="T160">window.</text:span></text:span><text:span text:style-name="Source_20_Text"><text:span text:style-name="T159">A</text:span></text:span><text:span text:style-name="Source_20_Text"><text:span text:style-name="T106">syncFunction</text:span></text:span><text:span text:style-name="Source_20_Text"><text:span text:style-name="T159">();</text:span></text:span></text:p>
            <text:p text:style-name="P78"><text:span text:style-name="Source_20_Text"><text:span text:style-name="T106"/></text:span></text:p>
            <text:p text:style-name="P78"><text:span text:style-name="Source_20_Text"><text:span text:style-name="T160">window.</text:span></text:span><text:span text:style-name="Source_20_Text"><text:span text:style-name="T106">GeneratorFunction();</text:span></text:span></text:p>
            <text:p text:style-name="P78"><text:span text:style-name="Source_20_Text"><text:span text:style-name="T106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80">Math <text:span text:style-name="T13">API</text:span></text:p>
          </table:table-cell>
          <table:covered-table-cell/>
          <table:table-cell table:style-name="Table2.C1" office:value-type="string">
            <text:p text:style-name="P81">Abstract <text:span text:style-name="T13">API</text:span></text:p>
          </table:table-cell>
        </table:table-row>
        <table:table-row>
          <table:table-cell table:style-name="Table2.A2" office:value-type="string">
            <text:p text:style-name="P82"/>
            <text:p text:style-name="P82">sum(&lt;value1&gt;[,valueN]);</text:p>
            <text:p text:style-name="P82">avg(&lt;value1&gt;[,valueN]);</text:p>
            <text:p text:style-name="P82">product(&lt;value1&gt;[,valueN]);</text:p>
            <text:p text:style-name="P82"/>
            <text:p text:style-name="P82">clamp(&lt;value&gt;,&lt;min&gt;,&lt;max&gt;);</text:p>
            <text:p text:style-name="P83"><text:span text:style-name="T161">minmax</text:span>(&lt;value&gt;,&lt;min&gt;,&lt;max&gt;);</text:p>
            <text:p text:style-name="P82"/>
            <text:p text:style-name="P84">isEven(&lt;value&gt;);</text:p>
            <text:p text:style-name="P84">isOdd(&lt;val<text:span text:style-name="T162">ue</text:span>&gt;);</text:p>
            <text:p text:style-name="P84"/>
            <text:p text:style-name="P85"><text:span text:style-name="Source_20_Text"><text:span text:style-name="T16">randomInt([max]);</text:span></text:span></text:p>
            <text:p text:style-name="P86"><text:span text:style-name="Source_20_Text"><text:span text:style-name="T16">randomInt(&lt;min&gt;,&lt;max&gt;);</text:span></text:span></text:p>
            <text:p text:style-name="P86"><text:span text:style-name="Source_20_Text"/></text:p>
            <text:p text:style-name="P85"><text:span text:style-name="Source_20_Text"><text:span text:style-name="T163">randomFloat([max]);</text:span></text:span></text:p>
            <text:p text:style-name="P86"><text:span text:style-name="Source_20_Text"><text:span text:style-name="T163">randomFloat(&lt;min&gt;,&lt;max&gt;);</text:span></text:span></text:p>
            <text:p text:style-name="P85"><text:span text:style-name="Source_20_Text"/></text:p>
            <text:p text:style-name="P85"><text:span text:style-name="Source_20_Text"><text:span text:style-name="T16">inRange(&lt;value&gt;,&lt;min&gt;,&lt;max&gt;);</text:span></text:span></text:p>
            <text:p text:style-name="P85"><text:span text:style-name="Source_20_Text"/></text:p>
            <text:p text:style-name="P85"><text:span text:style-name="Source_20_Text"><text:span text:style-name="T164">signbit(&lt;value&gt;);</text:span></text:span></text:p>
            <text:p text:style-name="P87"/>
          </table:table-cell>
          <table:table-cell table:style-name="Table2.B2" office:value-type="string">
            <text:p text:style-name="P82"/>
            <text:p text:style-name="P88"><text:span text:style-name="T165">t</text:span>oInt8(&lt;value&gt;);</text:p>
            <text:p text:style-name="P88">toInt16(&lt;value&gt;);</text:p>
            <text:p text:style-name="P88">toInt32(&lt;value&gt;);</text:p>
            <text:p text:style-name="P89">toUInt8(&lt;value&gt;);</text:p>
            <text:p text:style-name="P89">toUInt<text:span text:style-name="T166">1</text:span>6(&lt;value&gt;);</text:p>
            <text:p text:style-name="P89">toUInt32(&lt;value&gt;;</text:p>
            <text:p text:style-name="P88">toBigInt64(&lt;value&gt;);</text:p>
            <text:p text:style-name="P88">toBigUInt64(&lt;value&gt;);</text:p>
            <text:p text:style-name="P90">toFloat<text:span text:style-name="T167">16</text:span>(&lt;value&gt;);</text:p>
            <text:p text:style-name="P91">toFloat32(&lt;value&gt;);</text:p>
            <text:p text:style-name="P82"/>
            <text:p text:style-name="P92">isInt8(&lt;value&gt;);</text:p>
            <text:p text:style-name="P92">isInt16(&lt;value&gt;);</text:p>
            <text:p text:style-name="P92">isInt32(&lt;value&gt;);</text:p>
            <text:p text:style-name="P93">isUInt8(&lt;value&gt;);</text:p>
            <text:p text:style-name="P93">isUInt16(&lt;value&gt;);</text:p>
            <text:p text:style-name="P93">isUInt32(&lt;value&gt;);</text:p>
            <text:p text:style-name="P92">isBigInt64(&lt;value&gt;);</text:p>
            <text:p text:style-name="P94"><text:span text:style-name="T168">i</text:span><text:span text:style-name="T167">s</text:span>BigUInt64(&lt;value&gt;);</text:p>
            <text:p text:style-name="P95"><text:span text:style-name="T167">is</text:span><text:span text:style-name="T166">Float</text:span><text:span text:style-name="T169">16</text:span><text:span text:style-name="T166">(&lt;value&gt;);</text:span></text:p>
          </table:table-cell>
          <table:table-cell table:style-name="Table2.C2" office:value-type="string">
            <text:p text:style-name="P73"><text:span text:style-name="Source_20_Text"/></text:p>
            <text:p text:style-name="P96"><text:span text:style-name="Source_20_Text"><text:span text:style-name="T170">get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6"><text:span text:style-name="Source_20_Text"><text:span text:style-name="T170">getInV(&lt;</text:span></text:span><text:span text:style-name="Source_20_Text"><text:span text:style-name="T175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7"><text:span text:style-name="Source_20_Text"><text:span text:style-name="T170">has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7"><text:span text:style-name="Source_20_Text"><text:span text:style-name="T170">setIn(&lt;</text:span></text:span><text:span text:style-name="Source_20_Text"><text:span text:style-name="T174">o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73">v</text:span></text:span><text:span text:style-name="Source_20_Text"><text:span text:style-name="T174">alue</text:span></text:span><text:span text:style-name="Source_20_Text"><text:span text:style-name="T170">&gt;);</text:span></text:span></text:p>
            <text:p text:style-name="P98"><text:span text:style-name="Source_20_Text"/></text:p>
            <text:p text:style-name="P99"><text:span text:style-name="Source_20_Text"><text:span text:style-name="T176">to</text:span></text:span><text:span text:style-name="Source_20_Text"><text:span text:style-name="T177">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99"><text:span text:style-name="Source_20_Text"><text:span text:style-name="T170">to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99"><text:span text:style-name="Source_20_Text"><text:span text:style-name="T180">toInteger(&lt;val</text:span></text:span><text:span text:style-name="Source_20_Text"><text:span text:style-name="T178">ue</text:span></text:span><text:span text:style-name="Source_20_Text"><text:span text:style-name="T180">&gt;);</text:span></text:span></text:p>
            <text:p text:style-name="P100"><text:span text:style-name="Source_20_Text"><text:span text:style-name="T181">toArray(v</text:span></text:span><text:span text:style-name="Source_20_Text"><text:span text:style-name="T178">alue</text:span></text:span><text:span text:style-name="Source_20_Text"><text:span text:style-name="T181">);</text:span></text:span></text:p>
            <text:p text:style-name="P73"><text:span text:style-name="Source_20_Text"><text:span text:style-name="T170">toObject(&lt;</text:span></text:span><text:span text:style-name="Source_20_Text"><text:span text:style-name="T174">value</text:span></text:span><text:span text:style-name="Source_20_Text"><text:span text:style-name="T170">&gt;);</text:span></text:span></text:p>
            <text:p text:style-name="P73"><text:span text:style-name="Source_20_Text"/></text:p>
            <text:p text:style-name="P100"><text:span text:style-name="Source_20_Text"><text:span text:style-name="T177">is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100"><text:span text:style-name="Source_20_Text"><text:span text:style-name="T170">is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100"><text:span text:style-name="Source_20_Text"><text:span text:style-name="T170">isSameValue(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1</text:span></text:span><text:span text:style-name="Source_20_Text"><text:span text:style-name="T170">&gt;,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2</text:span></text:span><text:span text:style-name="Source_20_Text"><text:span text:style-name="T170">&gt;);</text:span></text:span></text:p>
            <text:p text:style-name="P101"><text:span text:style-name="Source_20_Text"><text:span text:style-name="T170">isSameValueZero(&lt;</text:span></text:span><text:span text:style-name="Source_20_Text"><text:span text:style-name="T174">value1</text:span></text:span><text:span text:style-name="Source_20_Text"><text:span text:style-name="T170">&gt;,&lt;</text:span></text:span><text:span text:style-name="Source_20_Text"><text:span text:style-name="T174">value2</text:span></text:span><text:span text:style-name="Source_20_Text"><text:span text:style-name="T170">&gt;);</text:span></text:span></text:p>
            <text:p text:style-name="P101"><text:span text:style-name="Source_20_Text"><text:span text:style-name="T170">isSameValueNonNumber(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1</text:span></text:span><text:span text:style-name="Source_20_Text"><text:span text:style-name="T170">&gt;,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2</text:span></text:span><text:span text:style-name="Source_20_Text"><text:span text:style-name="T170">&gt;);</text:span></text:span></text:p>
            <text:p text:style-name="P101"><text:span text:style-name="Source_20_Text"/></text:p>
            <text:p text:style-name="P100"><text:span text:style-name="Source_20_Text"><text:span text:style-name="T184">type(&lt;value&gt;);</text:span></text:span></text:p>
            <text:p text:style-name="P100"><text:span text:style-name="Source_20_Text"><text:span text:style-name="T170">createData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  <text:p text:style-name="P100"><text:span text:style-name="Source_20_Text"><text:span text:style-name="T170">createMethod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  <text:p text:style-name="P100"><text:span text:style-name="Source_20_Text"/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2"><text:span text:style-name="Source_20_Text"><text:span text:style-name="T185">Cookie </text:span></text:span><text:span text:style-name="Source_20_Text"><text:span text:style-name="T186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3"><text:span text:style-name="Source_20_Text"><text:span text:style-name="T16">getCookie([name]);</text:span></text:span></text:p>
            <text:p text:style-name="P103"><text:span text:style-name="Source_20_Text"><text:span text:style-name="T16">hasCookie(&lt;name&gt;);</text:span></text:span></text:p>
            <text:p text:style-name="P104"><text:span text:style-name="Source_20_Text"><text:span text:style-name="T16">set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text:span text:style-name="Source_20_Text"><text:span text:style-name="T16"> setCookie(&lt;name&gt;,&lt;value&gt;[,hours</text:span></text:span><text:span text:style-name="Source_20_Text"><text:span text:style-name="T187">=8760</text:span></text:span><text:span text:style-name="Source_20_Text"><text:span text:style-name="T16">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]);</text:span></text:span></text:p>
            <text:p text:style-name="P104"><text:span text:style-name="Source_20_Text"><text:span text:style-name="T16">remove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105"><text:span text:style-name="Source_20_Text"><text:span text:style-name="T16">removeCookie(&lt;name&gt;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  <text:p text:style-name="P104"><text:span text:style-name="Source_20_Text"><text:span text:style-name="T16">clearCookies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105"><text:span text:style-name="Source_20_Text"><text:span text:style-name="T16">clearCookies([path</text:span></text:span><text:span text:style-name="Source_20_Text"><text:span text:style-name="T187">="/"</text:span></text:span><text:span text:style-name="Source_20_Text"><text:span text:style-name="T16">[,domain[,</text:span></text:span><text:span text:style-name="Source_20_Text"><text:span text:style-name="T190">sec</text:span></text:span><text:span text:style-name="Source_20_Text"><text:span text:style-name="T16">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6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7"><text:span text:style-name="Source_20_Text"><text:span text:style-name="T16">getText(&lt;url&gt;,&lt;success&gt;);</text:span></text:span></text:p>
            <text:p text:style-name="P107"><text:span text:style-name="Source_20_Text"><text:span text:style-name="T16">getJson(&lt;url&gt;,&lt;success&gt;);</text:span></text:span></text:p>
            <text:p text:style-name="P107"><text:span text:style-name="Source_20_Text"><text:span text:style-name="T16"/></text:span></text:p>
            <text:p text:style-name="P108"><text:span text:style-name="Source_20_Text"><text:span text:style-name="T16">ajax(&lt;Options obj</text:span></text:span><text:span text:style-name="Source_20_Text"><text:span text:style-name="T188">ect</text:span></text:span><text:span text:style-name="Source_20_Text"><text:span text:style-name="T16">&gt;);</text:span></text:span></text:p>
            <text:p text:style-name="P109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0">V3.1.0</text:p>
          </table:table-cell>
          <table:table-cell table:style-name="Table3.A2" office:value-type="string">
            <text:p text:style-name="P110">v3.8.0</text:p>
          </table:table-cell>
          <table:table-cell table:style-name="Table3.C2" office:value-type="string">
            <text:p text:style-name="P111">v5.6.0</text:p>
          </table:table-cell>
        </table:table-row>
        <table:table-row>
          <table:table-cell table:style-name="Table3.A3" office:value-type="string">
            <text:p text:style-name="P112">Array.from();</text:p>
            <text:p text:style-name="P112">Array.of();</text:p>
            <text:p text:style-name="P113">Array.prototype.copyWithin();</text:p>
            <text:p text:style-name="P113">Array.prototype.fill();</text:p>
            <text:p text:style-name="P112">Array.prototype.find();</text:p>
            <text:p text:style-name="P112">Array.prototype.findIndex();</text:p>
            <text:p text:style-name="P112">Object.create();</text:p>
            <text:p text:style-name="P113">String.fromCodePoint();</text:p>
            <text:p text:style-name="P113">String.prototype.codePointAt();</text:p>
            <text:p text:style-name="P114">String.prototype.endsWith();</text:p>
            <text:p text:style-name="P113">String.prototype.startsWith();</text:p>
            <text:p text:style-name="P112"/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/>
            <text:p text:style-name="P112">Number.EPSILON;</text:p>
            <text:p text:style-name="P116">Number.isNaN();</text:p>
            <text:p text:style-name="P116">isNaN();</text:p>
            <text:p text:style-name="P112">Number.isInteger();</text:p>
            <text:p text:style-name="P112">Number.isFinite();</text:p>
            <text:p text:style-name="P112">Number.isSafeInteger();</text:p>
            <text:p text:style-name="P112">Number.parseInt();</text:p>
            <text:p text:style-name="P112">Number.parseFloat();</text:p>
          </table:table-cell>
          <table:table-cell table:style-name="Table3.B3" office:value-type="string">
            <text:p text:style-name="P113"><text:span text:style-name="Source_20_Text"><text:span text:style-name="T191"/></text:span></text:p>
            <text:p text:style-name="P117"><text:span text:style-name="Source_20_Text"><text:span text:style-name="T191">Array.prototype.values();</text:span></text:span></text:p>
            <text:p text:style-name="P117"><text:span text:style-name="Source_20_Text"><text:span text:style-name="T191"/></text:span></text:p>
            <text:p text:style-name="P117"><text:span text:style-name="Source_20_Text"><text:span text:style-name="T191">Array.prototype.includes();</text:span></text:span></text:p>
            <text:p text:style-name="P117"/>
            <text:p text:style-name="P114"><text:span text:style-name="Source_20_Text"><text:span text:style-name="T191">ChildNode.after();</text:span></text:span><text:line-break/><text:span text:style-name="Source_20_Text"><text:span text:style-name="T191">ChildNode.before();</text:span></text:span><text:line-break/><text:span text:style-name="Source_20_Text"><text:span text:style-name="T191">ChildNode.remove();</text:span></text:span><text:line-break/><text:span text:style-name="Source_20_Text"><text:span text:style-name="T191">ChildNode.replaceWith();</text:span></text:span></text:p>
            <text:p text:style-name="P117"/>
            <text:p text:style-name="P114"><text:span text:style-name="Source_20_Text"><text:span text:style-name="T191">Element.prototype.closest();<text:line-break/>Element.prototype.getAttributeNames();</text:span></text:span></text:p>
            <text:p text:style-name="P114"><text:span text:style-name="Source_20_Text"><text:span text:style-name="T191">Element.prototype.matches();</text:span></text:span></text:p>
            <text:p text:style-name="P114"><text:span text:style-name="Source_20_Text"><text:span text:style-name="T191">Element.prototype.toggleAttribute();</text:span></text:span></text:p>
            <text:p text:style-name="P117"/>
            <text:p text:style-name="P114"><text:span text:style-name="Source_20_Text"><text:span text:style-name="T191">ParentNode.append();</text:span></text:span></text:p>
            <text:p text:style-name="P114"><text:span text:style-name="Source_20_Text"><text:span text:style-name="T191"/></text:span></text:p>
            <text:p text:style-name="P114"><text:span text:style-name="Source_20_Text"><text:span text:style-name="T191">ParentNode.prepend();</text:span></text:span><text:line-break/><text:line-break/><text:span text:style-name="Source_20_Text"><text:span text:style-name="T191">String.prototype[Symbol.iterator]();</text:span></text:span></text:p>
            <text:p text:style-name="P117"><text:span text:style-name="Source_20_Text"><text:span text:style-name="T191">String.prototype.includes();</text:span></text:span></text:p>
            <text:p text:style-name="P117"><text:span text:style-name="Source_20_Text"><text:span text:style-name="T191">String.prototype.repeat();</text:span></text:span><text:line-break/></text:p>
            <text:p text:style-name="P113"><text:span text:style-name="Source_20_Text"><text:span text:style-name="T191">NodeList.prototype.forEach();</text:span></text:span><text:line-break/></text:p>
            <text:p text:style-name="P117"><text:span text:style-name="Source_20_Text"><text:span text:style-name="T191">Object.assign();</text:span></text:span></text:p>
            <text:p text:style-name="P117"><text:span text:style-name="Source_20_Text"><text:span text:style-name="T191"/></text:span></text:p>
            <text:p text:style-name="P114"><text:span text:style-name="Source_20_Text"><text:span text:style-name="T191">Object.entries();</text:span></text:span><text:line-break/></text:p>
            <text:p text:style-name="P114"><text:span text:style-name="Source_20_Text"><text:span text:style-name="T191">Object.getOwnPropertyDescriptors();</text:span></text:span><text:line-break/></text:p>
            <text:p text:style-name="P114"><text:span text:style-name="Source_20_Text"><text:span text:style-name="T191">Object.values();</text:span></text:span><text:line-break/></text:p>
            <text:p text:style-name="P113"><text:span text:style-name="Source_20_Text"><text:span text:style-name="T191">RegExp.prototype.flags;</text:span></text:span><text:line-break/></text:p>
            <text:p text:style-name="P113"><text:span text:style-name="Source_20_Text"><text:span text:style-name="T191">window.screenLeft;</text:span></text:span><text:line-break/><text:span text:style-name="Source_20_Text"><text:span text:style-name="T191">window.screenTop;</text:span></text:span></text:p>
            <text:p text:style-name="P113"><text:span text:style-name="Source_20_Text"><text:span text:style-name="T191"/></text:span></text:p>
          </table:table-cell>
          <table:table-cell table:style-name="Table3.C3" office:value-type="string">
            <text:p text:style-name="P112"/>
            <text:p text:style-name="P112">Array.prototype.at();</text:p>
            <text:p text:style-name="P112"/>
            <text:p text:style-name="P112">Array.prototype.findLast();</text:p>
            <text:p text:style-name="P112">Array.prototype.findLastIndex();</text:p>
            <text:p text:style-name="P112"/>
            <text:p text:style-name="P112">Array.prototype.flat();</text:p>
            <text:p text:style-name="P112">Array.prototype.flatMap();</text:p>
            <text:p text:style-name="P112"/>
            <text:p text:style-name="P112">Array.prototype.group();</text:p>
            <text:p text:style-name="P112">Array.prototype.groupToMap();</text:p>
            <text:p text:style-name="P112"/>
            <text:p text:style-name="P112">Number.MIN_SAFE_INTEGER;</text:p>
            <text:p text:style-name="P112">Number.MAX_SAFE_INTEGER;</text:p>
            <text:p text:style-name="P112"/>
            <text:p text:style-name="P112">Object.fromEntries();</text:p>
            <text:p text:style-name="P112"/>
            <text:p text:style-name="P112">Object.is();</text:p>
            <text:p text:style-name="P112"/>
            <text:p text:style-name="P112">String.prototype.at();</text:p>
            <text:p text:style-name="P112"/>
            <text:p text:style-name="P112">String.prototype.matchAll();</text:p>
            <text:p text:style-name="P112"/>
            <text:p text:style-name="P112">String.prototype.padStart();</text:p>
            <text:p text:style-name="P112">String.prototype.padEnd();</text:p>
            <text:p text:style-name="P112"/>
            <text:p text:style-name="P112">String.prototype.replaceAll();</text:p>
            <text:p text:style-name="P112"/>
            <text:p text:style-name="P112">String.prototype.trimStart();</text:p>
            <text:p text:style-name="P112">String.prototype.trimLeft();</text:p>
            <text:p text:style-name="P112">String.prototype.trimEnd();</text:p>
            <text:p text:style-name="P112">String.prototype.trimRight();</text:p>
            <text:p text:style-name="P112"/>
            <text:p text:style-name="P112">Typedarray.prototype.at();</text:p>
            <text:p text:style-name="P112"/>
            <text:p text:style-name="P112">TypedArray.prototype.findLast();</text:p>
            <text:p text:style-name="P112">TypedArray.prototype.findLastIndex();</text:p>
            <text:p text:style-name="P112"/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Czigler, Ferenc</meta:initial-creator>
    <meta:creation-date>2018-01-01T17:18:00Z</meta:creation-date>
    <dc:date>2025-03-27T11:51:51.630012100</dc:date>
    <meta:print-date>2025-02-17T19:57:56.397000000</meta:print-date>
    <meta:editing-cycles>806</meta:editing-cycles>
    <meta:editing-duration>PT18H45M8S</meta:editing-duration>
    <meta:printed-by>PDF files</meta:printed-by>
    <meta:document-statistic meta:table-count="4" meta:image-count="0" meta:object-count="0" meta:page-count="4" meta:paragraph-count="331" meta:word-count="452" meta:character-count="9338" meta:non-whitespace-character-count="9188"/>
    <meta:template xlink:type="simple" xlink:actuate="onRequest" xlink:title="" xlink:href="Normal.dotm"/>
  </office:meta>
</office:document-meta>
</file>